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ac5e"/>
    </style:style>
    <style:style style:name="T1" style:family="text">
      <style:text-properties officeooo:rsid="00136624"/>
    </style:style>
    <style:style style:name="T2" style:family="text">
      <style:text-properties officeooo:rsid="0017f9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>#include &lt;iostream&gt;</text:p>
      <text:p text:style-name="Standard">using namespace std;</text:p>
      <text:p text:style-name="Standard">class Employee {</text:p>
      <text:p text:style-name="Standard">public:</text:p>
      <text:p text:style-name="Standard">int id; //data member (also instance variable)</text:p>
      <text:p text:style-name="Standard">string name; //data member(also instance variable)</text:p>
      <text:p text:style-name="Standard">float salary;</text:p>
      <text:p text:style-name="Standard">Employee(int id, string name, float salary)</text:p>
      <text:p text:style-name="Standard"/>
      <text:p text:style-name="Standard">{</text:p>
      <text:p text:style-name="Standard"/>
      <text:p text:style-name="Standard">this-&gt;id = id;</text:p>
      <text:p text:style-name="Standard">this-&gt;name = name;</text:p>
      <text:p text:style-name="Standard"/>
      <text:p text:style-name="Standard">this-&gt;salary = salary;</text:p>
      <text:p text:style-name="Standard"/>
      <text:p text:style-name="Standard">}</text:p>
      <text:p text:style-name="Standard">void display()</text:p>
      <text:p text:style-name="Standard">{</text:p>
      <text:p text:style-name="Standard"/>
      <text:p text:style-name="Standard">cout&lt;&lt;id&lt;&lt;" "&lt;&lt;name&lt;&lt;" "&lt;&lt;salary&lt;&lt;endl;</text:p>
      <text:p text:style-name="Standard">}</text:p>
      <text:p text:style-name="Standard">};</text:p>
      <text:p text:style-name="Standard"/>
      <text:p text:style-name="Standard">int main(void) {</text:p>
      <text:p text:style-name="Standard">Employee e1 =Employee(101, "Sonoo", 890000); //creating an object of Employee</text:p>
      <text:p text:style-name="Standard">Employee e2=Employee(102, "Nakul", 59000); //creating an object of Employee</text:p>
      <text:p text:style-name="Standard">e1.display();</text:p>
      <text:p text:style-name="Standard">e2.display();</text:p>
      <text:p text:style-name="Standard">return 0;</text:p>
      <text:p text:style-name="Standard"/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21:53:21.736000000</meta:creation-date>
    <dc:date>2022-01-03T22:15:46.518000000</dc:date>
    <meta:editing-duration>PT12M9S</meta:editing-duration>
    <meta:editing-cycles>9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25" meta:word-count="76" meta:character-count="531" meta:non-whitespace-character-count="480"/>
  </office:meta>
</office:document-meta>
</file>